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729fcf" draw:opacity="28%" draw:textarea-horizontal-align="justify" draw:textarea-vertical-align="middle" draw:auto-grow-height="false" fo:min-height="3.123cm" fo:min-width="3.05cm"/>
    </style:style>
    <style:style style:name="gr2" style:family="graphic" style:parent-style-name="standard">
      <style:graphic-properties draw:fill-color="#b39400" draw:opacity="38%" draw:textarea-horizontal-align="justify" draw:textarea-vertical-align="middle" draw:auto-grow-height="false" fo:min-height="1.748cm" fo:min-width="1.498cm"/>
    </style:style>
    <style:style style:name="gr3" style:family="graphic" style:parent-style-name="standard">
      <style:graphic-properties draw:fill="solid" draw:fill-color="#729fcf" draw:opacity="28%" draw:textarea-horizontal-align="justify" draw:textarea-vertical-align="middle" draw:auto-grow-height="false" fo:min-height="3.833cm" fo:min-width="3.051cm"/>
    </style:style>
    <style:style style:name="gr4" style:family="graphic" style:parent-style-name="standard">
      <style:graphic-properties draw:fill="solid" draw:fill-color="#729fcf" draw:opacity="28%" draw:textarea-horizontal-align="justify" draw:textarea-vertical-align="middle" draw:auto-grow-height="false" fo:min-height="3.833cm" fo:min-width="3.05cm"/>
    </style:style>
    <style:style style:name="gr5" style:family="graphic" style:parent-style-name="standard">
      <style:graphic-properties draw:fill-color="#72bf44" draw:opacity="38%" draw:textarea-horizontal-align="justify" draw:textarea-vertical-align="middle" draw:auto-grow-height="false" fo:min-height="1.748cm" fo:min-width="1.49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fff200" draw:opacity="36%" draw:textarea-horizontal-align="justify" draw:textarea-vertical-align="middle" draw:auto-grow-height="false" fo:min-height="1.424cm" fo:min-width="1.398cm"/>
    </style:style>
    <style:style style:name="gr8" style:family="graphic" style:parent-style-name="standard">
      <style:graphic-properties draw:fill-color="#fff200" draw:opacity="36%" draw:textarea-horizontal-align="justify" draw:textarea-vertical-align="middle" draw:auto-grow-height="false" fo:min-height="1.425cm" fo:min-width="1.398cm"/>
    </style:style>
    <style:style style:name="gr9" style:family="graphic" style:parent-style-name="standard">
      <style:graphic-properties draw:fill-color="#00aab3" draw:opacity="23%" draw:textarea-horizontal-align="justify" draw:textarea-vertical-align="middle" draw:auto-grow-height="false" fo:min-height="1.59cm" fo:min-width="4.592cm"/>
    </style:style>
    <style:style style:name="gr10" style:family="graphic" style:parent-style-name="standard">
      <style:graphic-properties svg:stroke-color="#ffffff" draw:fill="none" draw:fill-color="#729fcf" draw:textarea-horizontal-align="justify" draw:textarea-vertical-align="middle" draw:auto-grow-height="false" fo:min-height="0.458cm" fo:min-width="0.35cm"/>
    </style:style>
    <style:style style:name="gr11" style:family="graphic" style:parent-style-name="objectwithoutfill">
      <style:graphic-properties draw:marker-end="" draw:marker-end-width="0.3cm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svg:stroke-width="0.053cm" svg:stroke-color="#231c60" draw:marker-start-width="0.279cm" draw:marker-end="Arrow" draw:marker-end-width="0.379cm" svg:stroke-opacity="100%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fill-color="#ff00ff" draw:opacity="31%" draw:textarea-horizontal-align="justify" draw:textarea-vertical-align="middle" draw:auto-grow-height="false" fo:min-height="1.73cm" fo:min-width="3.036cm"/>
    </style:style>
    <style:style style:name="gr15" style:family="graphic" style:parent-style-name="objectwithoutfill">
      <style:graphic-properties draw:stroke="dash" draw:stroke-dash="_32__20_Dots_20_1_20_Dash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 draw:opacity="28%"/>
      <style:paragraph-properties fo:text-align="center"/>
    </style:style>
    <style:style style:name="P3" style:family="paragraph">
      <loext:graphic-properties draw:fill-color="#b39400" draw:opacity="38%"/>
      <style:paragraph-properties fo:text-align="center"/>
    </style:style>
    <style:style style:name="P4" style:family="paragraph">
      <loext:graphic-properties draw:fill-color="#72bf44" draw:opacity="38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200" draw:opacity="36%"/>
      <style:paragraph-properties fo:text-align="center"/>
    </style:style>
    <style:style style:name="P7" style:family="paragraph">
      <loext:graphic-properties draw:fill-color="#00aab3" draw:opacity="23%"/>
      <style:paragraph-properties fo:text-align="center"/>
    </style:style>
    <style:style style:name="P8" style:family="paragraph">
      <loext:graphic-properties draw:fill="none" draw:fill-color="#729fcf"/>
      <style:paragraph-properties fo:text-align="center"/>
    </style:style>
    <style:style style:name="P9" style:family="paragraph">
      <loext:graphic-properties draw:fill-color="#ff00ff" draw:opacity="31%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xml:id="id11" draw:id="id11" draw:layer="layout" svg:width="3.55cm" svg:height="3.373cm" svg:x="0.5cm" svg:y="3.521cm">
          <text:p text:style-name="P1"><text:span text:style-name="T1">external</text:span></text:p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3.994cm" svg:height="3.995cm" svg:x="5.282cm" svg:y="5.11cm">
          <text:p text:style-name="P1"><text:span text:style-name="T1">features</text:span></text:p>
          <text:p text:style-name="P1"><text:span text:style-name="T1">(robuste</text:span></text:p>
          <text:p text:style-name="P1"><text:span text:style-name="T1">or naive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1" draw:id="id1" draw:layer="layout" svg:width="3.551cm" svg:height="4.083cm" svg:x="9.198cm" svg:y="0.85cm">
          <text:p text:style-name="P1"><text:span text:style-name="T1">training</text:span></text:p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3.55cm" svg:height="4.083cm" svg:x="19.85cm" svg:y="4.977cm">
          <text:p text:style-name="P1"><text:span text:style-name="T1">testing</text:span></text:p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551cm" svg:height="4.083cm" svg:x="9.198cm" svg:y="9.149cm">
          <text:p text:style-name="P1"><text:span text:style-name="T1">poisoned</text:span></text:p>
          <text:p text:style-name="P1"><text:span text:style-name="T1">training</text:span></text:p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3.995cm" svg:height="3.995cm" svg:x="13.991cm" svg:y="0.894cm">
          <text:p text:style-name="P1"><text:span text:style-name="T1">mode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xml:id="id4" draw:id="id4" draw:layer="layout" svg:width="3.995cm" svg:height="3.995cm" svg:x="13.992cm" svg:y="9.193cm">
          <text:p text:style-name="P1"><text:span text:style-name="T1">poisoned</text:span></text:p>
          <text:p text:style-name="P1"><text:span text:style-name="T1">mode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type="line" svg:x1="12.749cm" svg:y1="2.891cm" svg:x2="13.991cm" svg:y2="2.892cm" draw:start-shape="id1" draw:start-glue-point="1" draw:end-shape="id2" draw:end-glue-point="5" svg:d="M12749 2891l1242 1" svg:viewBox="0 0 1243 2">
          <text:p/>
        </draw:connector>
        <draw:connector draw:style-name="gr6" draw:text-style-name="P5" draw:layer="layout" draw:type="line" svg:x1="12.749cm" svg:y1="11.19cm" svg:x2="13.992cm" svg:y2="11.191cm" draw:start-shape="id3" draw:start-glue-point="1" draw:end-shape="id4" draw:end-glue-point="5" svg:d="M12749 11190l1243 1" svg:viewBox="0 0 1244 2">
          <text:p/>
        </draw:connector>
        <draw:connector draw:style-name="gr6" draw:text-style-name="P5" draw:layer="layout" draw:type="curve" draw:line-skew="0.916cm" svg:x1="9.276cm" svg:y1="7.108cm" svg:x2="13.991cm" svg:y2="2.891cm" draw:start-shape="id5" draw:start-glue-point="7" draw:end-shape="id2" svg:d="M9276 7108c4911 0 2554-4217 4715-4217" svg:viewBox="0 0 4716 4218">
          <text:p/>
        </draw:connector>
        <draw:connector draw:style-name="gr6" draw:text-style-name="P5" draw:layer="layout" draw:type="curve" draw:line-skew="0.916cm" svg:x1="9.276cm" svg:y1="7.108cm" svg:x2="13.992cm" svg:y2="11.191cm" draw:start-shape="id5" draw:start-glue-point="7" draw:end-shape="id4" draw:end-glue-point="5" svg:d="M9276 7108c4911 0 2553 4083 4716 4083" svg:viewBox="0 0 4717 4084">
          <text:p/>
        </draw:connector>
        <draw:custom-shape draw:style-name="gr7" draw:text-style-name="P6" xml:id="id6" draw:id="id6" draw:layer="layout" svg:width="3.018cm" svg:height="2.662cm" svg:x="20.116cm" svg:y="1.516cm">
          <text:p text:style-name="P1"><text:span text:style-name="T1">clean</text:span></text:p>
          <text:p text:style-name="P1"><text:span text:style-name="T1">behaviou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6" xml:id="id8" draw:id="id8" draw:layer="layout" svg:width="3.018cm" svg:height="2.663cm" svg:x="20.116cm" svg:y="9.859cm">
          <text:p text:style-name="P1"><text:span text:style-name="T1">poisoned</text:span></text:p>
          <text:p text:style-name="P1"><text:span text:style-name="T1">behaviou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6" draw:text-style-name="P5" draw:layer="layout" draw:type="line" svg:x1="17.986cm" svg:y1="2.892cm" svg:x2="20.116cm" svg:y2="2.847cm" draw:start-shape="id2" draw:start-glue-point="7" draw:end-shape="id6" draw:end-glue-point="5" svg:d="M17986 2892l2130-45" svg:viewBox="0 0 2131 46">
          <text:p/>
        </draw:connector>
        <draw:connector draw:style-name="gr6" draw:text-style-name="P5" draw:layer="layout" draw:type="line" svg:x1="21.625cm" svg:y1="4.977cm" svg:x2="21.625cm" svg:y2="4.178cm" draw:start-shape="id7" draw:start-glue-point="0" draw:end-shape="id6" draw:end-glue-point="6" svg:d="M21625 4977v-799" svg:viewBox="0 0 1 800">
          <text:p/>
        </draw:connector>
        <draw:connector draw:style-name="gr6" draw:text-style-name="P5" draw:layer="layout" draw:type="line" svg:x1="17.987cm" svg:y1="11.191cm" svg:x2="20.116cm" svg:y2="11.191cm" draw:start-shape="id4" draw:start-glue-point="7" draw:end-shape="id8" draw:end-glue-point="5" svg:d="M17987 11191h2129" svg:viewBox="0 0 2130 1">
          <text:p/>
        </draw:connector>
        <draw:connector draw:style-name="gr6" draw:text-style-name="P5" draw:layer="layout" draw:type="line" svg:x1="21.625cm" svg:y1="9.06cm" svg:x2="21.625cm" svg:y2="9.859cm" draw:start-shape="id7" draw:start-glue-point="2" draw:end-shape="id8" draw:end-glue-point="4" svg:d="M21625 9060v799" svg:viewBox="0 0 1 800">
          <text:p/>
        </draw:connector>
        <draw:custom-shape draw:style-name="gr9" draw:text-style-name="P7" xml:id="id9" draw:id="id9" draw:layer="layout" svg:width="7.2cm" svg:height="2.6cm" svg:x="20cm" svg:y="13cm">
          <text:p text:style-name="P1">poisoning</text:p>
          <text:p text:style-name="P1">atta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curve" svg:x1="20cm" svg:y1="14.3cm" svg:x2="10.973cm" svg:y2="13.232cm" draw:start-shape="id9" draw:start-glue-point="6" draw:end-shape="id3" draw:end-glue-point="2" svg:d="M20000 14300c-6018 0-9027-356-9027-1068" svg:viewBox="0 0 9028 1069">
          <text:p/>
        </draw:connector>
        <draw:connector draw:style-name="gr6" draw:text-style-name="P5" draw:layer="layout" draw:type="curve" svg:x1="23.4cm" svg:y1="7.018cm" svg:x2="26.146cm" svg:y2="13.38cm" draw:start-shape="id7" draw:start-glue-point="1" draw:end-shape="id9" draw:end-glue-point="11" svg:d="M23400 7018c1831 0 2746 2120 2746 6362" svg:viewBox="0 0 2747 6363">
          <text:p/>
        </draw:connector>
        <draw:custom-shape draw:style-name="gr10" draw:text-style-name="P8" xml:id="id10" draw:id="id10" draw:layer="layout" svg:width="1.2cm" svg:height="1cm" svg:x="25.5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0.973cm" svg:y1="0.85cm" svg:x2="26.1cm" svg:y2="2.1cm" draw:start-shape="id1" draw:start-glue-point="0" draw:end-shape="id10" draw:end-glue-point="0" svg:d="M10973 850c0-753 15127-1378 15127 1250" svg:viewBox="0 0 15128 1905">
          <text:p/>
        </draw:connector>
        <draw:connector draw:style-name="gr6" draw:text-style-name="P5" draw:layer="layout" draw:type="curve" svg:x1="26.1cm" svg:y1="3.1cm" svg:x2="26.146cm" svg:y2="13.38cm" draw:start-shape="id10" draw:start-glue-point="8" draw:end-shape="id9" draw:end-glue-point="11" svg:d="M26100 3100c0 7426 46 2287 46 10280" svg:viewBox="0 0 47 10281">
          <text:p/>
        </draw:connector>
        <draw:line draw:style-name="gr12" draw:text-style-name="P5" draw:layer="layout" svg:x1="26.1cm" svg:y1="2.1cm" svg:x2="26.1cm" svg:y2="3.1cm">
          <text:p/>
        </draw:line>
        <draw:connector draw:style-name="gr13" draw:text-style-name="P5" draw:layer="layout" draw:type="curve" svg:x1="7.279cm" svg:y1="9.105cm" svg:x2="10.973cm" svg:y2="13.232cm" draw:start-shape="id5" draw:start-glue-point="6" draw:end-shape="id3" draw:end-glue-point="2" svg:d="M7279 9105c0 6940 3694 4877 3694 4127" svg:viewBox="0 0 3695 5004">
          <text:p/>
        </draw:connector>
        <draw:connector draw:style-name="gr6" draw:text-style-name="P5" draw:layer="layout" draw:type="curve" svg:x1="4.05cm" svg:y1="5.207cm" svg:x2="5.282cm" svg:y2="7.107cm" draw:start-shape="id11" draw:start-glue-point="1" draw:end-shape="id5" svg:d="M4050 5207c924 0 308 1900 1232 1900" svg:viewBox="0 0 1233 1901">
          <text:p/>
        </draw:connector>
        <draw:custom-shape draw:style-name="gr14" draw:text-style-name="P9" xml:id="id12" draw:id="id12" draw:layer="layout" svg:width="5cm" svg:height="2.8cm" svg:x="0.9cm" svg:y="9.2cm">
          <text:p text:style-name="P1">adversarial</text:p>
          <text:p text:style-name="P1">defen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curve" svg:x1="3.4cm" svg:y1="9.2cm" svg:x2="5.282cm" svg:y2="7.108cm" draw:start-shape="id12" draw:start-glue-point="4" draw:end-shape="id5" draw:end-glue-point="5" svg:d="M3400 9200c0-1395 627-2092 1882-2092" svg:viewBox="0 0 1883 2093">
          <text:p/>
        </draw:connector>
        <draw:line draw:style-name="gr15" draw:text-style-name="P5" draw:layer="layout" svg:x1="9.2cm" svg:y1="0.2cm" svg:x2="9.2cm" svg:y2="15.4cm">
          <text:p/>
        </draw:lin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02T11:24:31.645729451</meta:creation-date>
    <dc:date>2021-09-02T12:39:58.337869655</dc:date>
    <meta:editing-duration>PT19M33S</meta:editing-duration>
    <meta:editing-cycles>6</meta:editing-cycles>
    <meta:generator>LibreOffice/6.0.7.3$Linux_X86_64 LibreOffice_project/00m0$Build-3</meta:generator>
    <meta:document-statistic meta:object-count="52"/>
  </office:meta>
</office:document-meta>
</file>